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401cm" style:rel-column-width="13107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1" style:family="table-cell">
      <style:table-cell-properties fo:padding="0.097cm" fo:border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7cm" style:rel-column-width="21845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P1" style:family="paragraph" style:parent-style-name="Standard">
      <style:text-properties fo:font-weight="bold" officeooo:rsid="0019c9fe" officeooo:paragraph-rsid="0019c9fe" style:font-weight-asian="bold" style:font-weight-complex="bold"/>
    </style:style>
    <style:style style:name="P2" style:family="paragraph" style:parent-style-name="Standard">
      <style:text-properties fo:font-weight="bold" officeooo:rsid="001ba537" officeooo:paragraph-rsid="001ba537" style:font-weight-asian="bold" style:font-weight-complex="bold"/>
    </style:style>
    <style:style style:name="P3" style:family="paragraph" style:parent-style-name="Standard">
      <style:text-properties fo:font-weight="bold" officeooo:rsid="001d8126" officeooo:paragraph-rsid="001d8126" style:font-weight-asian="bold" style:font-weight-complex="bold"/>
    </style:style>
    <style:style style:name="P4" style:family="paragraph" style:parent-style-name="Standard">
      <style:text-properties fo:font-weight="normal" officeooo:rsid="0019c9fe" officeooo:paragraph-rsid="0019c9fe" style:font-weight-asian="normal" style:font-weight-complex="normal"/>
    </style:style>
    <style:style style:name="P5" style:family="paragraph" style:parent-style-name="Standard">
      <style:text-properties fo:font-weight="normal" officeooo:rsid="001ba537" officeooo:paragraph-rsid="001ba537" style:font-weight-asian="normal" style:font-weight-complex="normal"/>
    </style:style>
    <style:style style:name="P6" style:family="paragraph" style:parent-style-name="Standard">
      <style:text-properties fo:font-weight="normal" officeooo:rsid="001d8126" officeooo:paragraph-rsid="001d8126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italic" fo:font-weight="normal" officeooo:rsid="001d8126" officeooo:paragraph-rsid="001d8126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fo:font-weight="normal" officeooo:rsid="002165a6" officeooo:paragraph-rsid="002165a6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normal" officeooo:rsid="0022c53e" officeooo:paragraph-rsid="0022c53e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fo:font-weight="normal" officeooo:rsid="0028b258" officeooo:paragraph-rsid="0028b258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normal" fo:font-weight="normal" officeooo:rsid="002165a6" officeooo:paragraph-rsid="002165a6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2eb2d4" officeooo:paragraph-rsid="002eb2d4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2ee144" officeooo:paragraph-rsid="002ee144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3012b0" officeooo:paragraph-rsid="003012b0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bold" officeooo:rsid="002eb2d4" officeooo:paragraph-rsid="002eb2d4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fo:font-weight="bold" officeooo:rsid="003012b0" officeooo:paragraph-rsid="003012b0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0pt" fo:font-style="italic" officeooo:rsid="002c3750" officeooo:paragraph-rsid="002c3750" style:font-size-asian="20pt" style:font-style-asian="italic" style:font-size-complex="20pt" style:font-style-complex="italic"/>
    </style:style>
    <style:style style:name="P18" style:family="paragraph" style:parent-style-name="Standard">
      <style:paragraph-properties fo:text-align="center" style:justify-single-word="false"/>
      <style:text-properties fo:font-size="28pt" officeooo:rsid="002c3750" officeooo:paragraph-rsid="002c3750" style:font-size-asian="28pt" style:font-size-complex="28pt"/>
    </style:style>
    <style:style style:name="P19" style:family="paragraph" style:parent-style-name="Table_20_Contents">
      <style:text-properties officeooo:rsid="002bdc4b" officeooo:paragraph-rsid="002bdc4b"/>
    </style:style>
    <style:style style:name="P20" style:family="paragraph" style:parent-style-name="Standard" style:list-style-name="L1">
      <style:text-properties fo:font-weight="normal" officeooo:rsid="001ba537" officeooo:paragraph-rsid="001ba537" style:font-weight-asian="normal" style:font-weight-complex="normal"/>
    </style:style>
    <style:style style:name="P21" style:family="paragraph" style:parent-style-name="Standard" style:list-style-name="L2">
      <style:text-properties fo:font-weight="normal" officeooo:rsid="001ba537" officeooo:paragraph-rsid="001ba537" style:font-weight-asian="normal" style:font-weight-complex="normal"/>
    </style:style>
    <style:style style:name="P22" style:family="paragraph" style:parent-style-name="Standard" style:list-style-name="L6">
      <style:text-properties fo:font-weight="normal" officeooo:rsid="001ba537" officeooo:paragraph-rsid="001ba537" style:font-weight-asian="normal" style:font-weight-complex="normal"/>
    </style:style>
    <style:style style:name="P23" style:family="paragraph" style:parent-style-name="Standard">
      <style:text-properties fo:font-style="normal" fo:font-weight="normal" officeooo:rsid="0026b52d" officeooo:paragraph-rsid="002165a6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22c53e" officeooo:paragraph-rsid="0022c53e" style:font-style-asian="normal" style:font-weight-asian="normal" style:font-style-complex="normal" style:font-weight-complex="normal"/>
    </style:style>
    <style:style style:name="P25" style:family="paragraph" style:parent-style-name="Standard" style:list-style-name="L3">
      <style:text-properties fo:font-style="normal" fo:font-weight="normal" officeooo:rsid="0022c53e" officeooo:paragraph-rsid="00328280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248f4e" officeooo:paragraph-rsid="00248f4e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255517" officeooo:paragraph-rsid="00255517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29fe25" officeooo:paragraph-rsid="0029fe25" style:font-style-asian="normal" style:font-weight-asian="normal" style:font-style-complex="normal" style:font-weight-complex="normal"/>
    </style:style>
    <style:style style:name="P29" style:family="paragraph" style:parent-style-name="Standard" style:list-style-name="L5">
      <style:text-properties fo:font-style="normal" fo:font-weight="normal" officeooo:rsid="002eb2d4" officeooo:paragraph-rsid="002eb2d4" style:font-style-asian="normal" style:font-weight-asian="normal" style:font-style-complex="normal" style:font-weight-complex="normal"/>
    </style:style>
    <style:style style:name="P30" style:family="paragraph" style:parent-style-name="Standard" style:list-style-name="L5">
      <style:text-properties fo:font-style="normal" fo:font-weight="normal" officeooo:rsid="002ee144" officeooo:paragraph-rsid="002ee144" style:font-style-asian="normal" style:font-weight-asian="normal" style:font-style-complex="normal" style:font-weight-complex="normal"/>
    </style:style>
    <style:style style:name="P31" style:family="paragraph" style:parent-style-name="Standard" style:list-style-name="L5">
      <style:text-properties fo:font-style="normal" fo:font-weight="normal" officeooo:rsid="003012b0" officeooo:paragraph-rsid="003012b0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bold" officeooo:rsid="00248f4e" officeooo:paragraph-rsid="00248f4e" style:font-style-asian="normal" style:font-weight-asian="bold" style:font-style-complex="normal" style:font-weight-complex="bold"/>
    </style:style>
    <style:style style:name="P33" style:family="paragraph" style:parent-style-name="Standard">
      <style:text-properties fo:font-style="normal" fo:font-weight="bold" officeooo:rsid="0029fe25" officeooo:paragraph-rsid="0029fe25" style:font-style-asian="normal" style:font-weight-asian="bold" style:font-style-complex="normal" style:font-weight-complex="bold"/>
    </style:style>
    <style:style style:name="P34" style:family="paragraph" style:parent-style-name="Standard">
      <style:text-properties fo:font-style="normal" fo:font-weight="bold" officeooo:rsid="0027e352" officeooo:paragraph-rsid="0027e352" style:font-style-asian="normal" style:font-weight-asian="bold" style:font-style-complex="normal" style:font-weight-complex="bold"/>
    </style:style>
    <style:style style:name="P35" style:family="paragraph" style:parent-style-name="Standard" style:list-style-name="L3">
      <style:text-properties fo:font-style="italic" fo:font-weight="bold" officeooo:rsid="0026b52d" officeooo:paragraph-rsid="0026b52d" style:font-style-asian="italic" style:font-weight-asian="bold" style:font-style-complex="italic" style:font-weight-complex="bold"/>
    </style:style>
    <style:style style:name="P36" style:family="paragraph" style:parent-style-name="Standard" style:list-style-name="L4">
      <style:text-properties fo:font-style="italic" fo:font-weight="normal" officeooo:rsid="00248f4e" officeooo:paragraph-rsid="00248f4e" style:font-style-asian="italic" style:font-weight-asian="normal" style:font-style-complex="italic" style:font-weight-complex="normal"/>
    </style:style>
    <style:style style:name="P37" style:family="paragraph" style:parent-style-name="Standard" style:list-style-name="L4">
      <style:text-properties fo:font-style="italic" fo:font-weight="normal" officeooo:rsid="00255517" officeooo:paragraph-rsid="00255517" style:font-style-asian="italic" style:font-weight-asian="normal" style:font-style-complex="italic" style:font-weight-complex="normal"/>
    </style:style>
    <style:style style:name="T1" style:family="text">
      <style:text-properties officeooo:rsid="002165a6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2c53e" style:font-style-asian="normal" style:font-style-complex="normal"/>
    </style:style>
    <style:style style:name="T4" style:family="text">
      <style:text-properties fo:font-style="normal" officeooo:rsid="00255517" style:font-style-asian="normal" style:font-style-complex="normal"/>
    </style:style>
    <style:style style:name="T5" style:family="text">
      <style:text-properties fo:font-style="normal" officeooo:rsid="0026b52d" style:font-style-asian="normal" style:font-style-complex="normal"/>
    </style:style>
    <style:style style:name="T6" style:family="text">
      <style:text-properties fo:font-style="normal" officeooo:rsid="0027b1dc" style:font-style-asian="normal" style:font-style-complex="normal"/>
    </style:style>
    <style:style style:name="T7" style:family="text">
      <style:text-properties fo:font-style="normal" officeooo:rsid="002eb2d4" style:font-style-asian="normal" style:font-style-complex="normal"/>
    </style:style>
    <style:style style:name="T8" style:family="text">
      <style:text-properties fo:font-style="normal" officeooo:rsid="003420bc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3420bc" style:font-style-asian="normal" style:font-weight-asian="normal" style:font-style-complex="normal" style:font-weight-complex="normal"/>
    </style:style>
    <style:style style:name="T11" style:family="text">
      <style:text-properties officeooo:rsid="00248f4e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7">I.NoMettiGiùTu</text:p>
      <text:p text:style-name="P18">Scheda Tecnica</text:p>
      <text:p text:style-name="Standard"/>
      <text:p text:style-name="P1">Overview </text:p>
      <text:p text:style-name="P1"/>
      <text:p text:style-name="P4">L’obbiettivo del progetto è la realizzazione di una applicazione REST che gestisca una rubrica telefonica. Le funzionalità principali dell’applicazione consistono nella possibilità di effettuare ricerche tra le voci presenti in memoria, di aggiungere nuove voci e di memorizzare in un tabulato interno <text:span text:style-name="T1">gli eventi di chiamata telefonica</text:span>. Inoltre, sarà prevista la possibilità di contrassegnare delle voci preferite, e di sfruttare questo contrassegno per richiamare rapidamente tutti i preferiti.</text:p>
      <text:p text:style-name="P4"/>
      <text:p text:style-name="P2">Struttura dell’Applicazione</text:p>
      <text:p text:style-name="P2"/>
      <text:p text:style-name="P5">Aree di competenza della parte backend:</text:p>
      <text:p text:style-name="P5"/>
      <text:list xml:id="list1685482220" text:style-name="L1">
        <text:list-item>
          <text:p text:style-name="P20">Ricezione ed elaborazione delle richieste</text:p>
        </text:list-item>
        <text:list-item>
          <text:p text:style-name="P20">Configurazione degli endpoint</text:p>
        </text:list-item>
        <text:list-item>
          <text:p text:style-name="P20">Implementazione della persistenza dei dati</text:p>
        </text:list-item>
        <text:list-item>
          <text:p text:style-name="P20">Conversione delle risposte in un formato compatibile con il frontend</text:p>
        </text:list-item>
      </text:list>
      <text:p text:style-name="P5"/>
      <text:p text:style-name="P5">Aree di competenza della parte frontend</text:p>
      <text:p text:style-name="P5"/>
      <text:list xml:id="list2663077719" text:style-name="L2">
        <text:list-item>
          <text:p text:style-name="P21">Gestione degli input del client</text:p>
        </text:list-item>
        <text:list-item>
          <text:p text:style-name="P21">Lancio delle chiamate verso backend</text:p>
        </text:list-item>
        <text:list-item>
          <text:p text:style-name="P21">Formattazione e visualizzazione dei dati ricevuti da backend</text:p>
        </text:list-item>
      </text:list>
      <text:p text:style-name="P5"/>
      <text:p text:style-name="P3">Dettaglio Backend</text:p>
      <text:p text:style-name="P3"/>
      <text:p text:style-name="P6">L’implementazione del backend sarà effettuata con il framework Spring Boot <text:span text:style-name="T11">2</text:span>. <text:span text:style-name="T1">Per aderire al paradigma REST, il programma si occuperà convertire i dati destinati al frontend in un formato rappresentativo, ad esempio JSON o semplice testo. Le funzionalità del backend saranno suddivise tra controller, service e repository.</text:span></text:p>
      <text:p text:style-name="P6"/>
      <text:p text:style-name="P8">Controller: <text:span text:style-name="T2">sarà responsabile della configurazione degli endpoint, ovvero degli indirizzi a cui il frontend si rivolgerà per recuperare i dati necessari; inoltre gestirà le </text:span><text:span text:style-name="T3">richieste interfacciandosi con lo strato di servizio per il recupero dei dati opportunamente filtrati e trattati. </text:span><text:span text:style-name="T5">Le tipologie di richieste previste per l’implementazione sono :</text:span></text:p>
      <text:p text:style-name="P23"/>
      <text:list xml:id="list1562514517" text:style-name="L3">
        <text:list-item>
          <text:p text:style-name="P35">Ricerca numero: <text:span text:style-name="T9">dovrà trovare una corrispondenza tra le voci salvate in rubrica e il dato passato dall’utente. Il tipo di dato in arrivo non sarà conosciuto a priori, potrebbe essere un numero telefonico, un nome o un cognome, o soltanto una parte di essi. </text:span><text:span text:style-name="T10">Inoltre, qualora sia richiesto, il processo di ricerca dev’essere in grado di filtrare i risultati a seconda del loro status di “preferiti”.</text:span></text:p>
        </text:list-item>
        <text:list-item>
          <text:p text:style-name="P35">Inserimento numero<text:span text:style-name="T9">: riceverà una nuova voce già formattata e pronta da inserire nel database.</text:span></text:p>
        </text:list-item>
        <text:list-item>
          <text:p text:style-name="P35">Chiamata telefonica<text:span text:style-name="T9">: quando questa endpoint verrà contattato genererà un timestamp e darà il via alla registrazione <text:s/>dell’evento su una tabella dedicata.</text:span></text:p>
        </text:list-item>
        <text:list-item>
          <text:p text:style-name="P35">Inserimento/Rimozione preferiti<text:span text:style-name="T9">: all’attivazione di questo endpoint verrà ricevuta una coordinata che individui univocamente la voce da cui è stata scatenata la richiesta. A ciò </text:span><text:soft-page-break/><text:span text:style-name="T9">seguirà la spunta di un campo booleano (vero/falso) a livello di database, su una colonna appositamente preposta.</text:span></text:p>
          <text:p text:style-name="P25"/>
        </text:list-item>
      </text:list>
      <text:p text:style-name="P9">Service<text:span text:style-name="T2">: fungerà da ponte tra lo strato di persistenza (repository) e il controller. </text:span></text:p>
      <text:p text:style-name="P24"/>
      <text:p text:style-name="P9">Repository<text:span text:style-name="T2">: si occuperà dell’interazione con il database. A questo strato sarà demandata la logica di filtraggio dei dati, che verrà effettuato attraverso opportune query.</text:span></text:p>
      <text:p text:style-name="P32"/>
      <text:p text:style-name="P32">Dettaglio Frontend</text:p>
      <text:p text:style-name="P32"/>
      <text:p text:style-name="P26">Il frontend verrà realizzato con il framework Angular 8. La vista consisterà quindi in una singola pagina in cui, a seconda delle azioni dell’utente, saranno visualizzati opportuni componenti. Le funzionalità principali dell’applicazione saranno esplicate dai seguenti componenti:</text:p>
      <text:p text:style-name="P26"/>
      <text:list xml:id="list3291821832" text:style-name="L4">
        <text:list-item>
          <text:p text:style-name="P36"><text:span text:style-name="T12">Ricerca</text:span><text:span text:style-name="T2">: sarà composto da un </text:span><text:span text:style-name="T6">input</text:span><text:span text:style-name="T2"> in cui sarà possibile inserire </text:span><text:span text:style-name="T6">una sequenza di caratteri</text:span><text:span text:style-name="T2">, </text:span><text:span text:style-name="T6">rappresentanti </text:span><text:span text:style-name="T2">numero di telefono, nome, cognome etc. All’invio del form verrà visualizzato il componente dei risultati. </text:span><text:span text:style-name="T6">Il form avrà un sistema di validazione che impedirà di inserire caratteri speciali, sequenze numeriche troppo lunghe o altri tipi di sequenze alfanumeriche inopportune. </text:span><text:span text:style-name="T8">Ci sarà inoltre una spunta che permetterà di limitare la ricerca ai soli contatti evidenziati come preferiti.</text:span></text:p>
        </text:list-item>
        <text:list-item>
          <text:p text:style-name="P36"><text:span text:style-name="T12">Visualizzazione risultati</text:span><text:span text:style-name="T2">: consisterà in una tabella in cui saranno elencati i riscontri della ricerca effettuata. Sarà possibile visualizzare il singolo risultato in dettaglio tramite un semplice clic nell’area preposta. </text:span><text:span text:style-name="T6">Sarà possibile generare un evento di chiamata attraverso un pulsante dedicato posto a fianco a ciascun contatto.</text:span></text:p>
        </text:list-item>
        <text:list-item>
          <text:p text:style-name="P36"><text:span text:style-name="T12">Dettaglio</text:span><text:span text:style-name="T2">: un componente completamente dedicato alla voce richiesta tramite clic. Da qui sarà possibile </text:span><text:span text:style-name="T4">aggiungere la voce selezionata ai preferiti </text:span><text:span text:style-name="T6">o effettuare una chiamata.</text:span></text:p>
        </text:list-item>
        <text:list-item>
          <text:p text:style-name="P37"><text:span text:style-name="T12">Registro chiamate</text:span><text:span text:style-name="T2">: in questo componente potranno essere visualizzati gli eventi di chiamata telefonica e le rispettive coordinate temporali.</text:span></text:p>
        </text:list-item>
      </text:list>
      <text:p text:style-name="P27"/>
      <text:p text:style-name="P10"><text:span text:style-name="T2">Le chiamate vere e proprie saranno delegate ad un service interno, mentre il cambio di visualizzazione verrà effettuato tramite la funzionalità di ro</text:span><text:span text:style-name="T7">u</text:span><text:span text:style-name="T2">ting. E’ importante notare che per mantenere l’approccio REST ciascun componente dovrà fornire dei link in grado di far navigare rapidamente tra le varie parti dell’applicazione.</text:span></text:p>
      <text:p text:style-name="P27"/>
      <text:p text:style-name="P33">Dati e Flusso</text:p>
      <text:p text:style-name="P33"/>
      <text:p text:style-name="P28">I flussi di dati coinvolti sono due: i dati di ricerca forniti dall’utente destinati ad essere incorporati nelle query di ricerca avranno una direzione logica opposta rispetto ai dati risultanti dall’effettivo processo di ricerca nel database. I primi saranno dati principalmente testuali organizzati in oggetti chiave-elemento. Ci saranno anche dei dati di tipo boolean e delle date, che potrebbero essere trattate come tali oppure convertite in stringhe. I secondi saranno il risultato di ricerche sulle tabelle del database e andranno tradotti prima in oggetti gestibili dal backend, e poi in JSON che verranno spediti al backend, che infine li tradurrà in semplici stringhe e numeri.</text:p>
      <text:p text:style-name="P28">La base dati sarà composta da due tabelle di questo tipo, correlate tra loro grazie a degli elementi identificativi univoci per ciascuna voce.</text:p>
      <text:p text:style-name="P28"/>
      <table:table table:name="Tabella1" table:style-name="Tabella1">
        <table:table-column table:style-name="Tabella1.A" table:number-columns-repeated="5"/>
        <table:table-row>
          <table:table-cell table:style-name="Tabella1.A1" office:value-type="string">
            <text:p text:style-name="P19">ID_Contatto</text:p>
          </table:table-cell>
          <table:table-cell table:style-name="Tabella1.A1" office:value-type="string">
            <text:p text:style-name="P19">Telefono</text:p>
          </table:table-cell>
          <table:table-cell table:style-name="Tabella1.A1" office:value-type="string">
            <text:p text:style-name="P19">Nome</text:p>
          </table:table-cell>
          <table:table-cell table:style-name="Tabella1.A1" office:value-type="string">
            <text:p text:style-name="P19">Conome</text:p>
          </table:table-cell>
          <table:table-cell table:style-name="Tabella1.E1" office:value-type="string">
            <text:p text:style-name="P19">Preferito Sì/No</text:p>
          </table:table-cell>
        </table:table-row>
      </table:table>
      <text:p text:style-name="P28"/>
      <table:table table:name="Tabella2" table:style-name="Tabella2">
        <table:table-column table:style-name="Tabella2.A" table:number-columns-repeated="3"/>
        <table:table-row>
          <table:table-cell table:style-name="Tabella2.A1" office:value-type="string">
            <text:p text:style-name="P19">ID_Chiamata</text:p>
          </table:table-cell>
          <table:table-cell table:style-name="Tabella2.A1" office:value-type="string">
            <text:p text:style-name="P19">ID_Contatto</text:p>
          </table:table-cell>
          <table:table-cell table:style-name="Tabella2.C1" office:value-type="string">
            <text:p text:style-name="P19">Timestamp Data/Ora</text:p>
          </table:table-cell>
        </table:table-row>
      </table:table>
      <text:p text:style-name="P28"/>
      <text:p text:style-name="P34"/>
      <text:p text:style-name="P15"><text:soft-page-break/>Possibili Espansioni</text:p>
      <text:p text:style-name="P15"/>
      <text:p text:style-name="P12">Nonostante l’applicazione sia concepita per essere autonoma e completa, ci sono i prosupposti per prevedere delle future espansioni, tra cui:</text:p>
      <text:p text:style-name="P12"/>
      <text:list xml:id="list1748832507" text:style-name="L5">
        <text:list-item>
          <text:p text:style-name="P29">Associazione di più numeri di telefono ad un contatto.</text:p>
        </text:list-item>
        <text:list-item>
          <text:p text:style-name="P29">Possibilità di associare uno o più indirizzi email ai contatti.</text:p>
        </text:list-item>
        <text:list-item>
          <text:p text:style-name="P29">Funzionalità di cancellazione delle chiamate dal registro, singolarmente o in blocco.</text:p>
        </text:list-item>
        <text:list-item>
          <text:p text:style-name="P29">Espansione delle possibilità di evidenziare o marcare i contatti: ad esempio grazie a flag di warning o di blacklisting.</text:p>
        </text:list-item>
        <text:list-item>
          <text:p text:style-name="P30">Espansione delle funzionalità di ricerca.</text:p>
        </text:list-item>
        <text:list-item>
          <text:p text:style-name="P31">Visualizzazione dello storico chiamate verso un contatto nel componente di Dettaglio.</text:p>
        </text:list-item>
      </text:list>
      <text:p text:style-name="P13"/>
      <text:p text:style-name="P16">Realizzazione</text:p>
      <text:p text:style-name="P14"/>
      <text:p text:style-name="P14">Una stima temporale per la realizzazione delle funzionalità principali dell’applicazione da parte di un team di due persone si attesta tra i 7 e i 10 giorni lavorativi, escludendo i test. Per avere una campagna di testing approfondita sono necessari dai 5 ai 7 giorni lavorativi.</text:p>
      <text:p text:style-name="P11"/>
      <text:p text:style-name="P6"/>
      <text:p text:style-name="P8"/>
      <text:p text:style-name="P6"/>
      <text:p text:style-name="P7"/>
      <text:p text:style-name="P5"/>
      <text:list xml:id="list655616477" text:style-name="L6">
        <text:list-header>
          <text:p text:style-name="P22"/>
        </text:list-header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09:18:13.599000000</meta:creation-date>
    <dc:date>2019-10-23T16:05:50.036000000</dc:date>
    <meta:editing-duration>PT1H2M40S</meta:editing-duration>
    <meta:editing-cycles>16</meta:editing-cycles>
    <meta:generator>LibreOffice/6.0.3.2$Windows_X86_64 LibreOffice_project/8f48d515416608e3a835360314dac7e47fd0b821</meta:generator>
    <meta:document-statistic meta:table-count="2" meta:image-count="0" meta:object-count="0" meta:page-count="3" meta:paragraph-count="53" meta:word-count="949" meta:character-count="6438" meta:non-whitespace-character-count="5560"/>
  </office:meta>
</office:document-meta>
</file>